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51cm" svg:stroke-color="#333333" draw:marker-start-width="0.276cm" draw:marker-end-width="0.276cm" draw:fill="none" draw:fill-color="#ffffff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 draw:shadow="hidden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53cm" svg:height="0.962cm" svg:x="3.159cm" svg:y="4.429cm">
          <draw:text-box>
            <text:p><text:span text:style-name="T1">API Consulting</text:span></text:p>
          </draw:text-box>
        </draw:frame>
        <draw:frame draw:style-name="gr1" draw:layer="layout" svg:width="5.725cm" svg:height="5.939cm" svg:x="3.413cm" svg:y="5.572cm">
          <draw:text-box>
            <text:list text:style-name="L1">
              <text:list-item>
                <text:p>Strategy</text:p>
              </text:list-item>
              <text:list-item>
                <text:p>Design</text:p>
              </text:list-item>
              <text:list-item>
                <text:p>Training</text:p>
              </text:list-item>
              <text:list-item>
                <text:p>Implementation</text:p>
              </text:list-item>
              <text:list-item>
                <text:p>Architecture</text:p>
              </text:list-item>
              <text:list-item>
                <text:p>QA Testing</text:p>
              </text:list-item>
              <text:list-item>
                <text:p>Test Automation</text:p>
              </text:list-item>
              <text:list-item>
                <text:p>Performance</text:p>
              </text:list-item>
            </text:list>
          </draw:text-box>
        </draw:frame>
        <draw:frame draw:style-name="gr1" draw:layer="layout" svg:width="7.737cm" svg:height="0.962cm" svg:x="3.274cm" svg:y="11.818cm">
          <draw:text-box>
            <text:p>Click for more information</text:p>
          </draw:text-box>
        </draw:frame>
        <draw:rect draw:style-name="gr2" draw:text-style-name="P2" draw:layer="layout" svg:width="8.509cm" svg:height="9.017cm" svg:x="2.905cm" svg:y="4.048cm">
          <text:p/>
        </draw:rect>
        <draw:custom-shape draw:style-name="gr3" draw:text-style-name="P2" draw:layer="layout" svg:width="9.652cm" svg:height="9.652cm" svg:x="2.2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dd Fredrich</meta:initial-creator>
    <meta:creation-date>2015-02-08T11:32:30</meta:creation-date>
    <dc:date>2015-02-08T19:01:45</dc:date>
    <dc:creator>Todd Fredrich</dc:creator>
    <meta:editing-duration>PT6H11M33S</meta:editing-duration>
    <meta:editing-cycles>1</meta:editing-cycles>
    <meta:document-statistic meta:object-count="5"/>
    <meta:generator>OpenOffice/4.1.1$Unix OpenOffice.org_project/411m6$Build-9775</meta:generator>
  </office:meta>
</office:document-meta>
</file>